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ta Interface</text:p>
          </table:table-cell>
          <table:table-cell office:value-type="string" calcext:value-type="string">
            <text:p>Estabilización de Modelo de acceso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Hay que colocar las funciones abstractas necesario para un modelo completo ya que agregar funcione abstractas posteriormente incurrerio en un incremento maj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MySQL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mysq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BI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d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Las pruebas deven ser opta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tes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Crear documentación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Dcumentacion de la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doc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<text:span text:style-name="T1">Implementación Básico para</text:span> MySQL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Aun que es utilizable para algunos propositos, no esta completo el model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PostgreSQL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PostgreSQL optable</text:p>
          </table:table-cell>
          <table:table-cell office:value-type="string" calcext:value-type="string">
            <text:p>en proceso</text:p>
          </table:table-cell>
          <table:table-cell table:style-name="ce1" office:value-type="string" calcext:value-type="string">
            <text:p>2/ene/20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DBI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SQLite3</text:p>
          </table:table-cell>
          <table:table-cell office:value-type="string" calcext:value-type="string">
            <text:p>requerido</text:p>
          </table:table-cell>
          <table:table-cell table:style-name="ce1" office:value-type="string" calcext:value-type="string">
            <text:p>2/ene/20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9:47:50.7775840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02T19:53:51.183915379</dc:date>
    <meta:editing-duration>PT2H53M2S</meta:editing-duration>
    <meta:editing-cycles>11</meta:editing-cycles>
    <meta:generator>LibreOffice/6.0.7.3$Linux_X86_64 LibreOffice_project/00m0$Build-3</meta:generator>
    <meta:document-statistic meta:table-count="1" meta:cell-count="73" meta:object-count="0"/>
  </office:meta>
</office:document-meta>
</file>